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If-500" table:style-name="ta1">
        <table:shapes>
          <draw:frame draw:z-index="0" draw:style-name="gr1" draw:text-style-name="P1" svg:width="8.5559in" svg:height="4.8126in" svg:x="0.461in" svg:y="0.0394in">
            <draw:object draw:notify-on-update-of-ranges="'rawIf-500'.A1:'rawIf-500'.A1 'rawIf-500'.A2:'rawIf-500'.A103 'rawIf-500'.B1:'rawIf-500'.B1 'rawIf-500'.B2:'rawIf-50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7285503" calcext:value-type="float">
            <text:p>1648427285503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7286005" calcext:value-type="float">
            <text:p>1648427286005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86017" calcext:value-type="float">
            <text:p>1648427286017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86506" calcext:value-type="float">
            <text:p>1648427286506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86516" calcext:value-type="float">
            <text:p>1648427286516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87012" calcext:value-type="float">
            <text:p>1648427287012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87014" calcext:value-type="float">
            <text:p>1648427287014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87506" calcext:value-type="float">
            <text:p>1648427287506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87509" calcext:value-type="float">
            <text:p>1648427287509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88007" calcext:value-type="float">
            <text:p>1648427288007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88010" calcext:value-type="float">
            <text:p>164842728801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88508" calcext:value-type="float">
            <text:p>164842728850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88511" calcext:value-type="float">
            <text:p>164842728851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89009" calcext:value-type="float">
            <text:p>164842728900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89012" calcext:value-type="float">
            <text:p>164842728901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89510" calcext:value-type="float">
            <text:p>164842728951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89513" calcext:value-type="float">
            <text:p>164842728951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90010" calcext:value-type="float">
            <text:p>164842729001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90013" calcext:value-type="float">
            <text:p>164842729001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90511" calcext:value-type="float">
            <text:p>164842729051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90514" calcext:value-type="float">
            <text:p>164842729051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91011" calcext:value-type="float">
            <text:p>164842729101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91015" calcext:value-type="float">
            <text:p>164842729101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91512" calcext:value-type="float">
            <text:p>164842729151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91515" calcext:value-type="float">
            <text:p>1648427291515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92013" calcext:value-type="float">
            <text:p>1648427292013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92015" calcext:value-type="float">
            <text:p>1648427292015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92513" calcext:value-type="float">
            <text:p>1648427292513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92516" calcext:value-type="float">
            <text:p>1648427292516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93014" calcext:value-type="float">
            <text:p>1648427293014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93017" calcext:value-type="float">
            <text:p>1648427293017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93515" calcext:value-type="float">
            <text:p>1648427293515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93517" calcext:value-type="float">
            <text:p>164842729351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4015" calcext:value-type="float">
            <text:p>164842729401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4018" calcext:value-type="float">
            <text:p>1648427294018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4517" calcext:value-type="float">
            <text:p>164842729451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4519" calcext:value-type="float">
            <text:p>1648427294519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5017" calcext:value-type="float">
            <text:p>164842729501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5020" calcext:value-type="float">
            <text:p>164842729502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5518" calcext:value-type="float">
            <text:p>164842729551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5523" calcext:value-type="float">
            <text:p>164842729552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6019" calcext:value-type="float">
            <text:p>164842729601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6021" calcext:value-type="float">
            <text:p>164842729602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6519" calcext:value-type="float">
            <text:p>164842729651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6522" calcext:value-type="float">
            <text:p>164842729652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7020" calcext:value-type="float">
            <text:p>164842729702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7021" calcext:value-type="float">
            <text:p>164842729702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7520" calcext:value-type="float">
            <text:p>164842729752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7523" calcext:value-type="float">
            <text:p>164842729752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8020" calcext:value-type="float">
            <text:p>164842729802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8023" calcext:value-type="float">
            <text:p>164842729802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8520" calcext:value-type="float">
            <text:p>164842729852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8523" calcext:value-type="float">
            <text:p>164842729852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9020" calcext:value-type="float">
            <text:p>164842729902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9021" calcext:value-type="float">
            <text:p>164842729902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9520" calcext:value-type="float">
            <text:p>164842729952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99523" calcext:value-type="float">
            <text:p>164842729952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0020" calcext:value-type="float">
            <text:p>164842730002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0023" calcext:value-type="float">
            <text:p>164842730002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0520" calcext:value-type="float">
            <text:p>164842730052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0523" calcext:value-type="float">
            <text:p>164842730052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1021" calcext:value-type="float">
            <text:p>164842730102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1023" calcext:value-type="float">
            <text:p>164842730102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1521" calcext:value-type="float">
            <text:p>164842730152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1524" calcext:value-type="float">
            <text:p>164842730152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2022" calcext:value-type="float">
            <text:p>164842730202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2025" calcext:value-type="float">
            <text:p>164842730202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2522" calcext:value-type="float">
            <text:p>164842730252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2525" calcext:value-type="float">
            <text:p>164842730252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3024" calcext:value-type="float">
            <text:p>164842730302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3027" calcext:value-type="float">
            <text:p>164842730302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3524" calcext:value-type="float">
            <text:p>164842730352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3527" calcext:value-type="float">
            <text:p>164842730352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4024" calcext:value-type="float">
            <text:p>164842730402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4027" calcext:value-type="float">
            <text:p>164842730402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4526" calcext:value-type="float">
            <text:p>164842730452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4529" calcext:value-type="float">
            <text:p>164842730452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5027" calcext:value-type="float">
            <text:p>164842730502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5028" calcext:value-type="float">
            <text:p>1648427305028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5528" calcext:value-type="float">
            <text:p>1648427305528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5530" calcext:value-type="float">
            <text:p>1648427305530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6028" calcext:value-type="float">
            <text:p>1648427306028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6031" calcext:value-type="float">
            <text:p>1648427306031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6529" calcext:value-type="float">
            <text:p>164842730652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6532" calcext:value-type="float">
            <text:p>164842730653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7030" calcext:value-type="float">
            <text:p>1648427307030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7032" calcext:value-type="float">
            <text:p>164842730703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7530" calcext:value-type="float">
            <text:p>1648427307530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7533" calcext:value-type="float">
            <text:p>164842730753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8031" calcext:value-type="float">
            <text:p>1648427308031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8033" calcext:value-type="float">
            <text:p>164842730803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8531" calcext:value-type="float">
            <text:p>1648427308531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8534" calcext:value-type="float">
            <text:p>164842730853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9032" calcext:value-type="float">
            <text:p>164842730903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9035" calcext:value-type="float">
            <text:p>164842730903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9532" calcext:value-type="float">
            <text:p>164842730953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09535" calcext:value-type="float">
            <text:p>164842730953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10033" calcext:value-type="float">
            <text:p>164842731003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10035" calcext:value-type="float">
            <text:p>1648427310035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10533" calcext:value-type="float">
            <text:p>1648427310533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10536" calcext:value-type="float">
            <text:p>1648427310536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10537" calcext:value-type="float">
            <text:p>1648427310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1:29:58.074847716</dc:date>
    <meta:editing-duration>PT33S</meta:editing-duration>
    <meta:editing-cycles>1</meta:editing-cycles>
    <meta:document-statistic meta:table-count="1" meta:cell-count="30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33cm" svg:height="12.225cm" xlink:href=".." xlink:type="simple" chart:class="chart:line" chart:style-name="ch1">
        <chart:legend chart:legend-position="end" svg:x="19.622cm" svg:y="5.564cm" style:legend-expansion="high" chart:style-name="ch2"/>
        <chart:plot-area chart:style-name="ch3" table:cell-range-address="'rawIf-500'.A1:'rawIf-500'.B103" chart:data-source-has-labels="row" svg:x="0.434cm" svg:y="0.244cm" svg:width="18.754cm" svg:height="11.737cm">
          <chartooo:coordinate-region svg:x="0.87cm" svg:y="0.365cm" svg:width="18.318cm" svg:height="10.6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wIf-500'.A2:'rawIf-500'.A103" chart:label-cell-address="'rawIf-500'.A1:'rawIf-500'.A1" chart:class="chart:line">
            <chart:data-point chart:repeated="102"/>
          </chart:series>
          <chart:series chart:style-name="ch7" chart:values-cell-range-address="'rawIf-500'.B2:'rawIf-500'.B103" chart:label-cell-address="'rawIf-500'.B1:'rawIf-50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rawIf-500'.A1:'rawIf-500'.A1</svg:desc>
                </draw:g>
              </table:table-cell>
              <table:table-cell office:value-type="string">
                <text:p> total</text:p>
                <draw:g>
                  <svg:desc>'rawIf-500'.B1:'rawIf-5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4">
                <text:p>2.74</text:p>
                <draw:g>
                  <svg:desc>'rawIf-500'.A2:'rawIf-500'.A103</svg:desc>
                </draw:g>
              </table:table-cell>
              <table:table-cell office:value-type="float" office:value="5.43">
                <text:p>5.43</text:p>
                <draw:g>
                  <svg:desc>'rawIf-500'.B2:'rawIf-50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7">
                <text:p>2.77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